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A1:.D1])"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SUM([.A2:.D2])" office:value-type="float" office:value="26">
            <text:p>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A3:.D3])" office:value-type="float" office:value="42">
            <text:p>4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08/11/2011</text:date>, <text:time>23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0T13:42:05.38</meta:creation-date>
    <dc:date>2011-08-11T23:59:24.76</dc:date>
    <meta:editing-duration>PT1H32M36S</meta:editing-duration>
    <meta:editing-cycles>3</meta:editing-cycles>
    <meta:generator>LibreOffice/3.3$Win32 OpenOffice.org_project/330m7$Build-9526</meta:generator>
    <meta:document-statistic meta:table-count="3" meta:cell-count="15" meta:object-count="0"/>
  </office:meta>
</office:document-meta>
</file>